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e8d68" officeooo:paragraph-rsid="001e8d68"/>
    </style:style>
    <style:style style:name="P3" style:family="paragraph" style:parent-style-name="Text_20_body" style:list-style-name="L1">
      <style:text-properties officeooo:rsid="0023f900" officeooo:paragraph-rsid="0023f900"/>
    </style:style>
    <style:style style:name="T1" style:family="text">
      <style:text-properties officeooo:rsid="00200be5"/>
    </style:style>
    <style:style style:name="T2" style:family="text">
      <style:text-properties officeooo:rsid="00223a0c"/>
    </style:style>
    <style:style style:name="T3" style:family="text">
      <style:text-properties officeooo:rsid="00228ad5"/>
    </style:style>
    <style:style style:name="T4" style:family="text">
      <style:text-properties officeooo:rsid="0022f2c2"/>
    </style:style>
    <style:style style:name="T5" style:family="text">
      <style:text-properties officeooo:rsid="0024b028"/>
    </style:style>
    <style:style style:name="T6" style:family="text">
      <style:text-properties officeooo:rsid="00259f7b"/>
    </style:style>
    <style:style style:name="T7" style:family="text">
      <style:text-properties officeooo:rsid="0026ed58"/>
    </style:style>
    <style:style style:name="T8" style:family="text">
      <style:text-properties officeooo:rsid="0026f62a"/>
    </style:style>
    <style:style style:name="T9" style:family="text">
      <style:text-properties officeooo:rsid="00285b5f"/>
    </style:style>
    <style:style style:name="T10" style:family="text">
      <style:text-properties officeooo:rsid="002b57b6"/>
    </style:style>
    <style:style style:name="T11" style:family="text">
      <style:text-properties officeooo:rsid="002c9459"/>
    </style:style>
    <style:style style:name="T12" style:family="text">
      <style:text-properties officeooo:rsid="002d9e9f"/>
    </style:style>
    <style:style style:name="T13" style:family="text">
      <style:text-properties officeooo:rsid="002e6552"/>
    </style:style>
    <style:style style:name="T14" style:family="text">
      <style:text-properties officeooo:rsid="003080ba"/>
    </style:style>
    <style:style style:name="T15" style:family="text">
      <style:text-properties officeooo:rsid="00314b93"/>
    </style:style>
    <style:style style:name="T16" style:family="text">
      <style:text-properties officeooo:rsid="003218be"/>
    </style:style>
    <style:style style:name="T17" style:family="text">
      <style:text-properties officeooo:rsid="0033c66a"/>
    </style:style>
    <style:style style:name="T18" style:family="text">
      <style:text-properties officeooo:rsid="00365258"/>
    </style:style>
    <style:style style:name="T19" style:family="text">
      <style:text-properties officeooo:rsid="00396463"/>
    </style:style>
    <style:style style:name="T20" style:family="text">
      <style:text-properties officeooo:rsid="003b49a1"/>
    </style:style>
    <style:style style:name="T21" style:family="text">
      <style:text-properties officeooo:rsid="003baf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9:1-18</text:h>
      <text:h text:style-name="Heading_20_2" text:outline-level="2"><text:bookmark text:name="en-GNT-31191"/>God and His People</text:h>
      <text:list xml:id="list2331869760" text:style-name="L1">
        <text:list-item>
          <text:p text:style-name="P1">I am speaking the truth; I belong to Christ and I do not lie. My conscience, ruled by the Holy Spirit, also assures me that I am not lying when I say how great is my sorrow, how endless the pain in my heart for my people, my own flesh and blood! For their sake I could wish that I myself were under God's curse and separated from Christ. They are God's people; he made them his children and revealed his glory to them; he made his covenants with them and gave them the Law; they have the true worship; they have received God's promises; they are descended from the famous Hebrew ancestors; and Christ, as a human being, belongs to their race. May God, who rules over all, be praised forever! Amen. I am not saying that the promise of God has failed; for not all the people of Israel are the people of God. Nor are all of Abraham's descendants the children of God. God said to Abraham, “It is through Isaac that you will have the descendants I promised you.” This means that the children born in the usual way are not the children of God; instead, the children born as a result of God's promise are regarded as the true descendants. For God's promise was made in these words: “At the right time I will come back, and Sarah will have a son.”<text:bookmark text:name="en-GNT-31200"/> And this is not all. For Rebecca's two sons had the same father, our ancestor Isaac. <text:bookmark text:name="en-GNT-31201"/>But in order that the choice of one son might be completely the result of God's own purpose, God said to her, “The older will serve the younger.” He said this before they were born, before they had done anything either good or bad; so God's choice was based on his call, and not on anything they had done. <text:bookmark text:name="en-GNT-31202"/>As the scripture says, “I loved Jacob, but I hated Esau.”<text:bookmark text:name="en-GNT-31203"/> Shall we say, then, that God is unjust? Not at all. <text:bookmark text:name="en-GNT-31204"/>For he said to Moses, “I will have mercy on anyone I wish; I will take pity on anyone I wish.” <text:bookmark text:name="en-GNT-31205"/>So then, everything depends, not on what we humans want or do, but only on God's mercy. <text:bookmark text:name="en-GNT-31206"/>For the scripture says to the king of Egypt, “I made you king in order to use you to show my power and to spread my fame over the whole world.” <text:bookmark text:name="en-GNT-31207"/>So then, God has mercy on anyone he wishes, and he makes stubborn anyone he wishes.</text:p>
        </text:list-item>
        <text:list-item>
          <text:p text:style-name="P2">Paul has pity on the chosen <text:span text:style-name="T1">people</text:span> <text:span text:style-name="T1">of God</text:span> wh<text:span text:style-name="T12">o</text:span> <text:span text:style-name="T1">are</text:span> the Israelites, they are the chosen nation yet some of them are under God’s curse and separated from Christ. <text:span text:style-name="T2">God made them his children, revealed his glory to them, made covenants with them, gave them the law, they have true worship, they received God’s promises, they are descendants of the famous ancestors and Christ as a human belongs to their race. </text:span><text:span text:style-name="T3">In spite of all this, not all of them belong to God. </text:span><text:span text:style-name="T4">Today as Christians basking in God’s glory, do we </text:span><text:span text:style-name="T13">really </text:span><text:span text:style-name="T4">belong to God?</text:span></text:p>
        </text:list-item>
        <text:list-item>
          <text:p text:style-name="P3">Paul then w<text:span text:style-name="T14">rite</text:span>s <text:span text:style-name="T5">about</text:span> events of the past from Abraham, to Jacob and Esau, to the kings of Egypt, <text:span text:style-name="T15">and others. </text:span>We see from the <text:span text:style-name="T16">given events</text:span> that not<text:span text:style-name="T16">hing was</text:span> random, they were not the result of humans deed, but they were <text:span text:style-name="T5">God’s will</text:span>. <text:span text:style-name="T6">God destined Jacob and Esau before they were born, God placed and made stub</text:span><text:span text:style-name="T17">b</text:span><text:span text:style-name="T6">orn the kings of Egypt so that his glory may be seen all over the world. Nothing is random </text:span><text:span text:style-name="T7">or according to human will</text:span><text:span text:style-name="T6">, </text:span><text:span text:style-name="T7">but</text:span><text:span text:style-name="T6"> </text:span><text:span text:style-name="T7">all things</text:span><text:span text:style-name="T6"> </text:span><text:span text:style-name="T7">are</text:span><text:span text:style-name="T6"> according to God’s will. </text:span><text:span text:style-name="T8">When I reflect </text:span><text:span text:style-name="T18">upon</text:span><text:span text:style-name="T8"> my life journey thus far I see the hand of God directing me through some good and not </text:span><text:span text:style-name="T9">so </text:span><text:span text:style-name="T8">good ways. </text:span><text:span text:style-name="T10">God is the ruler and planner of all things that happen and it is all for his glory, we all belong to him. Even the life journey of Paul is another case that shows that God ha</text:span><text:span text:style-name="T19">d destined him for </text:span><text:span text:style-name="T21">preaching </text:span><text:span text:style-name="T19">his message</text:span><text:span text:style-name="T10">. </text:span><text:span text:style-name="T20">Another example is Moses </text:span><text:span text:style-name="T21">life</text:span><text:span text:style-name="T20">.</text:span><text:span text:style-name="T10"> </text:span><text:span text:style-name="T11">May God who rules over all be praised foreve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08:50:06.815721130</meta:creation-date>
    <dc:date>2021-08-08T09:40:51.790901333</dc:date>
    <meta:editing-duration>PT50M32S</meta:editing-duration>
    <meta:editing-cycles>28</meta:editing-cycles>
    <meta:generator>LibreOffice/6.4.7.2$Linux_X86_64 LibreOffice_project/40$Build-2</meta:generator>
    <meta:document-statistic meta:table-count="0" meta:image-count="0" meta:object-count="0" meta:page-count="1" meta:paragraph-count="5" meta:word-count="696" meta:character-count="3596" meta:non-whitespace-character-count="2908"/>
  </office:meta>
</office:document-meta>
</file>